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100f0d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80808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100f0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P13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4.9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9.9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4.9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9.975cm" svg:y="9.575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78cm" svg:y="9.575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l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nma</text:span></text:p>
          </draw:text-box>
        </draw:frame>
        <draw:path draw:style-name="gr1" draw:text-style-name="P1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1" draw:text-style-name="P1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2" draw:text-style-name="P2" draw:layer="layout" svg:width="2.493cm" svg:height="6.027cm" svg:x="10.163cm" svg:y="9.611cm" svg:viewBox="0 0 2494 6028" svg:d="M68 0c467 0 935 4 1403 5 191 0 381-1 572-1 0 0 451 45 451 632v4211 693c0 433-416 498-745 484-335-15-666 8-1002 3-249-4-498-7-747-8z">
          <text:p/>
        </draw:path>
        <draw:path draw:style-name="gr2" draw:text-style-name="P2" draw:layer="layout" svg:width="2.494cm" svg:height="6.027cm" svg:x="7.895cm" svg:y="9.611cm" svg:viewBox="0 0 2495 6028" svg:d="M2427 0c-468 0-935 4-1402 5-191 0-383-1-573-1 0 0-452 45-452 632v4211 693c0 433 416 498 746 484 336-15 667 8 1002 3 249-4 498-7 747-8z">
          <text:p/>
        </draw:path>
        <draw:frame draw:style-name="gr5" draw:text-style-name="P5" draw:layer="layout" svg:width="3.439cm" svg:height="2.88cm" svg:x="4.707cm" svg:y="1.671cm">
          <draw:text-box>
            <text:p text:style-name="P3"><text:span text:style-name="T2">07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4.713cm" svg:x="1.859cm" svg:y="1.408cm" svg:viewBox="0 0 17848 24714" draw:points="0,0 17848,0 17848,24714 0,24714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4.42cm" svg:viewBox="0 0 17848 893" draw:points="0,0 17848,0 17848,893 0,893">
          <text:p/>
        </draw:polygon>
        <draw:polygon draw:style-name="gr9" draw:text-style-name="P9" draw:layer="layout" svg:width="17.847cm" svg:height="0.893cm" svg:x="1.874cm" svg:y="8.534cm" svg:viewBox="0 0 17848 894" draw:points="0,0 17848,0 17848,894 0,894">
          <text:p/>
        </draw:polygon>
        <draw:polygon draw:style-name="gr9" draw:text-style-name="P9" draw:layer="layout" svg:width="17.847cm" svg:height="0.892cm" svg:x="1.874cm" svg:y="15.277cm" svg:viewBox="0 0 17848 893" draw:points="0,0 17848,0 17848,893 0,893">
          <text:p/>
        </draw:polygon>
        <draw:frame draw:style-name="gr10" draw:text-style-name="P10" draw:layer="layout" svg:width="5.522cm" svg:height="0.581cm" svg:x="8.468cm" svg:y="1.68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“</text:span><text:span text:style-name="T4">M</text:span><text:span text:style-name="T4">a</text:span><text:span text:style-name="T4">l</text:span><text:span text:style-name="T4">i</text:span><text:span text:style-name="T4">y</text:span><text:span text:style-name="T4">e</text:span><text:span text:style-name="T4">t</text:span><text:span text:style-name="T4">”</text:span></text:p>
          </draw:text-box>
        </draw:frame>
        <draw:frame draw:style-name="gr11" draw:text-style-name="P11" draw:layer="layout" svg:width="18.616cm" svg:height="1.309cm" svg:x="1.922cm" svg:y="2.786cm">
          <draw:text-box>
            <text:p text:style-name="P3"><text:span text:style-name="T5">Directions: </text:span><text:span text:style-name="T6">Luigi’nin Pizza </text:span><text:span text:style-name="T6">Dükkanı seni </text:span><text:span text:style-name="T6">programcı olarak </text:span><text:span text:style-name="T6">işe aldı</text:span><text:span text:style-name="T7">. </text:span><text:span text:style-name="T7">Dükkanda </text:span><text:span text:style-name="T7">peynirli pizza</text:span></text:p>
            <text:p text:style-name="P3"><text:span text:style-name="T7">($9.00), sucuklu </text:span><text:span text:style-name="T7">pizza ($10.50), </text:span><text:span text:style-name="T7">tavuklu pizza </text:span><text:span text:style-name="T7">($11.25) ve <text:s/></text:span><text:span text:style-name="T7">brokolili pizza </text:span><text:span text:style-name="T7">($10.25) </text:span><text:span text:style-name="T7">satılmakta.</text:span></text:p>
            <text:p text:style-name="P3"><text:span text:style-name="T7">Maliyet adında </text:span><text:span text:style-name="T7">bir fonksiyon </text:span><text:span text:style-name="T7">yazın ve bu </text:span><text:span text:style-name="T7">fonksiyona </text:span><text:span text:style-name="T7">pizzanın adı </text:span><text:span text:style-name="T7">girildiğinde </text:span><text:span text:style-name="T7">pizzanın fiyatını </text:span><text:span text:style-name="T7">versin.</text:span></text:p>
          </draw:text-box>
        </draw:frame>
        <draw:frame draw:style-name="gr12" draw:text-style-name="P12" draw:layer="layout" svg:width="6.111cm" svg:height="0.352cm" svg:x="1.875cm" svg:y="5.334cm">
          <draw:text-box>
            <text:p text:style-name="P3"><text:span text:style-name="T8">Her kontrat üç bölümden oluşmaktadır...</text:span></text:p>
          </draw:text-box>
        </draw:frame>
        <draw:frame draw:style-name="gr13" draw:text-style-name="P11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4" draw:text-style-name="P11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5" draw:text-style-name="P11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3" draw:text-style-name="P11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6" draw:text-style-name="P13" draw:layer="layout" svg:width="2.555cm" svg:height="0.551cm" svg:x="2.023cm" svg:y="8.718cm">
          <draw:text-box>
            <text:p text:style-name="P3"><text:span text:style-name="T12">Örnekler</text:span></text:p>
          </draw:text-box>
        </draw:frame>
        <draw:frame draw:style-name="gr17" draw:text-style-name="P12" draw:layer="layout" svg:width="12.702cm" svg:height="0.352cm" svg:x="1.875cm" svg:y="9.449cm">
          <draw:text-box>
            <text:p text:style-name="P3"><text:span text:style-name="T8">Bazı örnekler yazın, sonra neyin değiştiğini yuvarlak içine alın ve </text:span><text:span text:style-name="T8">kısaca açıklayın. </text:span><text:span text:style-name="T8"><text:tab/></text:span></text:p>
          </draw:text-box>
        </draw:frame>
        <draw:frame draw:style-name="gr18" draw:text-style-name="P11" draw:layer="layout" svg:width="2.021cm" svg:height="0.45cm" svg:x="1.875cm" svg:y="10.065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1.379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2.693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3" draw:text-style-name="P11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4.006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19" draw:text-style-name="P13" draw:layer="layout" svg:width="2.622cm" svg:height="0.551cm" svg:x="2.023cm" svg:y="15.46cm">
          <draw:text-box>
            <text:p text:style-name="P3"><text:span text:style-name="T12">Tanım</text:span></text:p>
          </draw:text-box>
        </draw:frame>
        <draw:frame draw:style-name="gr20" draw:text-style-name="P12" draw:layer="layout" svg:width="10.48cm" svg:height="0.352cm" svg:x="1.875cm" svg:y="16.191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18" draw:text-style-name="P11" draw:layer="layout" svg:width="2.021cm" svg:height="0.45cm" svg:x="1.875cm" svg:y="16.808cm">
          <draw:text-box>
            <text:p text:style-name="P3"><text:span text:style-name="T9">(tanımla(</text:span></text:p>
          </draw:text-box>
        </draw:frame>
        <draw:frame draw:style-name="gr13" draw:text-style-name="P11" draw:layer="layout" svg:width="0.371cm" svg:height="0.45cm" svg:x="10.55cm" svg:y="16.808cm">
          <draw:text-box>
            <text:p text:style-name="P3"><text:span text:style-name="T9">)</text:span></text:p>
          </draw:text-box>
        </draw:frame>
        <draw:frame draw:style-name="gr13" draw:text-style-name="P11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3" draw:text-style-name="P11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3" draw:text-style-name="P11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3" draw:text-style-name="P11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3" draw:text-style-name="P11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114cm" svg:y="5.945cm" svg:viewBox="0 0 3496 670" draw:points="0,0 3496,0 3496,670 0,670">
          <text:p/>
        </draw:polygon>
        <draw:polygon draw:style-name="gr8" draw:text-style-name="P8" draw:layer="layout" svg:width="3.495cm" svg:height="0.025cm" svg:x="2.097cm" svg:y="6.551cm" svg:viewBox="0 0 3496 26" draw:points="0,0 3496,0 3496,26 0,26">
          <text:p/>
        </draw:polygon>
        <draw:frame draw:style-name="gr13" draw:text-style-name="P11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7" draw:text-style-name="P7" draw:layer="layout" svg:width="8.726cm" svg:height="0.669cm" svg:x="5.84cm" svg:y="5.907cm" svg:viewBox="0 0 8727 670" draw:points="0,0 8727,0 8727,670 0,670">
          <text:p/>
        </draw:polygon>
        <draw:polygon draw:style-name="gr8" draw:text-style-name="P8" draw:layer="layout" svg:width="8.726cm" svg:height="0.025cm" svg:x="5.84cm" svg:y="6.551cm" svg:viewBox="0 0 8727 26" draw:points="0,0 8727,0 8727,26 0,26">
          <text:p/>
        </draw:polygon>
        <draw:frame draw:style-name="gr21" draw:text-style-name="P14" draw:layer="layout" svg:width="1.746cm" svg:height="0.255cm" svg:x="3.052cm" svg:y="6.692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7" draw:text-style-name="P7" draw:layer="layout" svg:width="4.363cm" svg:height="0.669cm" svg:x="15.086cm" svg:y="5.907cm" svg:viewBox="0 0 4364 670" draw:points="0,0 4364,0 4364,670 0,670">
          <text:p/>
        </draw:polygon>
        <draw:polygon draw:style-name="gr8" draw:text-style-name="P8" draw:layer="layout" svg:width="4.363cm" svg:height="0.025cm" svg:x="15.086cm" svg:y="6.551cm" svg:viewBox="0 0 4364 26" draw:points="0,0 4364,0 4364,26 0,26">
          <text:p/>
        </draw:polygon>
        <draw:frame draw:style-name="gr22" draw:text-style-name="P14" draw:layer="layout" svg:width="0.828cm" svg:height="0.255cm" svg:x="9.782cm" svg:y="6.692cm">
          <draw:text-box>
            <text:p text:style-name="P3"><text:span text:style-name="T13">domain</text:span></text:p>
          </draw:text-box>
        </draw:frame>
        <draw:polygon draw:style-name="gr7" draw:text-style-name="P7" draw:layer="layout" svg:width="17.476cm" svg:height="0.669cm" svg:x="2.097cm" svg:y="7.221cm" svg:viewBox="0 0 17477 670" draw:points="0,0 17477,0 17477,670 0,670">
          <text:p/>
        </draw:polygon>
        <draw:polygon draw:style-name="gr8" draw:text-style-name="P8" draw:layer="layout" svg:width="17.476cm" svg:height="0.025cm" svg:x="2.097cm" svg:y="7.865cm" svg:viewBox="0 0 17477 26" draw:points="0,0 17477,0 17477,26 0,26">
          <text:p/>
        </draw:polygon>
        <draw:frame draw:style-name="gr23" draw:text-style-name="P14" draw:layer="layout" svg:width="0.641cm" svg:height="0.255cm" svg:x="16.946cm" svg:y="6.692cm">
          <draw:text-box>
            <text:p text:style-name="P3"><text:span text:style-name="T13">range</text:span></text:p>
          </draw:text-box>
        </draw:frame>
        <draw:polygon draw:style-name="gr7" draw:text-style-name="P7" draw:layer="layout" svg:width="3.297cm" svg:height="0.669cm" svg:x="3.882cm" svg:y="10.022cm" svg:viewBox="0 0 3298 670" draw:points="0,0 3298,0 3298,670 0,670">
          <text:p/>
        </draw:polygon>
        <draw:polygon draw:style-name="gr8" draw:text-style-name="P8" draw:layer="layout" svg:width="3.297cm" svg:height="0.025cm" svg:x="3.882cm" svg:y="10.666cm" svg:viewBox="0 0 3298 26" draw:points="0,0 3298,0 3298,26 0,26">
          <text:p/>
        </draw:polygon>
        <draw:frame draw:style-name="gr24" draw:text-style-name="P14" draw:layer="layout" svg:width="3.008cm" svg:height="0.255cm" svg:x="9.333cm" svg:y="8.012cm">
          <draw:text-box>
            <text:p text:style-name="P3"><text:span text:style-name="T13">fonksiyonun yaptığı</text:span></text:p>
          </draw:text-box>
        </draw:frame>
        <draw:frame draw:style-name="gr25" draw:text-style-name="P11" draw:layer="layout" svg:width="1.124cm" svg:height="0.45cm" svg:x="5.085cm" svg:y="10.065cm">
          <draw:text-box>
            <text:p text:style-name="P3"><text:span text:style-name="T9">fiyat</text:span></text:p>
          </draw:text-box>
        </draw:frame>
        <draw:polygon draw:style-name="gr7" draw:text-style-name="P7" draw:layer="layout" svg:width="3.297cm" svg:height="0.669cm" svg:x="7.327cm" svg:y="10.022cm" svg:viewBox="0 0 3298 670" draw:points="0,0 3298,0 3298,670 0,670">
          <text:p/>
        </draw:polygon>
        <draw:polygon draw:style-name="gr8" draw:text-style-name="P8" draw:layer="layout" svg:width="3.297cm" svg:height="0.025cm" svg:x="7.327cm" svg:y="10.666cm" svg:viewBox="0 0 3298 26" draw:points="0,0 3298,0 3298,26 0,26">
          <text:p/>
        </draw:polygon>
        <draw:frame draw:style-name="gr21" draw:text-style-name="P14" draw:layer="layout" svg:width="1.746cm" svg:height="0.255cm" svg:x="4.738cm" svg:y="10.807cm">
          <draw:text-box>
            <text:p text:style-name="P3"><text:span text:style-name="T13">fonksiyonun adı</text:span></text:p>
          </draw:text-box>
        </draw:frame>
        <draw:frame draw:style-name="gr26" draw:text-style-name="P11" draw:layer="layout" svg:width="2.246cm" svg:height="0.45cm" svg:x="7.89cm" svg:y="10.044cm">
          <draw:text-box>
            <text:p text:style-name="P3"><text:span text:style-name="T9">"peyni</text:span><text:span text:style-name="T9">rli"</text:span></text:p>
          </draw:text-box>
        </draw:frame>
        <draw:polygon draw:style-name="gr7" draw:text-style-name="P7" draw:layer="layout" svg:width="7.263cm" svg:height="0.669cm" svg:x="11.492cm" svg:y="10.022cm" svg:viewBox="0 0 7264 670" draw:points="0,0 7264,0 7264,670 0,670">
          <text:p/>
        </draw:polygon>
        <draw:polygon draw:style-name="gr8" draw:text-style-name="P8" draw:layer="layout" svg:width="7.263cm" svg:height="0.025cm" svg:x="11.492cm" svg:y="10.666cm" svg:viewBox="0 0 7264 26" draw:points="0,0 7264,0 7264,26 0,26">
          <text:p/>
        </draw:polygon>
        <draw:frame draw:style-name="gr27" draw:text-style-name="P14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frame draw:style-name="gr13" draw:text-style-name="P11" draw:layer="layout" svg:width="0.371cm" svg:height="0.45cm" svg:x="11.492cm" svg:y="10.065cm">
          <draw:text-box>
            <text:p text:style-name="P3"><text:span text:style-name="T9">M</text:span></text:p>
          </draw:text-box>
        </draw:frame>
        <draw:polygon draw:style-name="gr8" draw:text-style-name="P8" draw:layer="layout" svg:width="9.915cm" svg:height="0.025cm" svg:x="9.162cm" svg:y="10.666cm" svg:viewBox="0 0 9916 26" draw:points="0,0 9916,0 9916,26 0,26">
          <text:p/>
        </draw:polygon>
        <draw:frame draw:style-name="gr28" draw:text-style-name="P14" draw:layer="layout" svg:width="3.033cm" svg:height="0.255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8" draw:text-style-name="P8" draw:layer="layout" svg:width="3.297cm" svg:height="0.025cm" svg:x="3.882cm" svg:y="11.98cm" svg:viewBox="0 0 3298 26" draw:points="0,0 3298,0 3298,26 0,26">
          <text:p/>
        </draw:polygon>
        <draw:frame draw:style-name="gr13" draw:text-style-name="P11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7" draw:text-style-name="P7" draw:layer="layout" svg:width="3.297cm" svg:height="0.67cm" svg:x="7.327cm" svg:y="11.335cm" svg:viewBox="0 0 3298 671" draw:points="0,0 3298,0 3298,671 0,671">
          <text:p/>
        </draw:polygon>
        <draw:polygon draw:style-name="gr8" draw:text-style-name="P8" draw:layer="layout" svg:width="3.297cm" svg:height="0.025cm" svg:x="7.327cm" svg:y="11.98cm" svg:viewBox="0 0 3298 26" draw:points="0,0 3298,0 3298,26 0,26">
          <text:p/>
        </draw:polygon>
        <draw:frame draw:style-name="gr21" draw:text-style-name="P14" draw:layer="layout" svg:width="1.746cm" svg:height="0.255cm" svg:x="4.738cm" svg:y="12.12cm">
          <draw:text-box>
            <text:p text:style-name="P3"><text:span text:style-name="T13">fonksiyonun adı</text:span></text:p>
          </draw:text-box>
        </draw:frame>
        <draw:polygon draw:style-name="gr7" draw:text-style-name="P7" draw:layer="layout" svg:width="7.263cm" svg:height="0.67cm" svg:x="11.492cm" svg:y="11.335cm" svg:viewBox="0 0 7264 671" draw:points="0,0 7264,0 7264,671 0,671">
          <text:p/>
        </draw:polygon>
        <draw:polygon draw:style-name="gr8" draw:text-style-name="P8" draw:layer="layout" svg:width="7.263cm" svg:height="0.025cm" svg:x="11.492cm" svg:y="11.98cm" svg:viewBox="0 0 7264 26" draw:points="0,0 7264,0 7264,26 0,26">
          <text:p/>
        </draw:polygon>
        <draw:frame draw:style-name="gr27" draw:text-style-name="P14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1.98cm" svg:viewBox="0 0 9916 26" draw:points="0,0 9916,0 9916,26 0,26">
          <text:p/>
        </draw:polygon>
        <draw:frame draw:style-name="gr28" draw:text-style-name="P14" draw:layer="layout" svg:width="3.033cm" svg:height="0.255cm" svg:x="13.624cm" svg:y="12.12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69cm" svg:x="3.882cm" svg:y="12.649cm" svg:viewBox="0 0 3298 670" draw:points="0,0 3298,0 3298,670 0,670">
          <text:p/>
        </draw:polygon>
        <draw:polygon draw:style-name="gr8" draw:text-style-name="P8" draw:layer="layout" svg:width="3.297cm" svg:height="0.024cm" svg:x="3.882cm" svg:y="13.294cm" svg:viewBox="0 0 3298 25" draw:points="0,0 3298,0 3298,25 0,25">
          <text:p/>
        </draw:polygon>
        <draw:frame draw:style-name="gr13" draw:text-style-name="P11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8" draw:text-style-name="P8" draw:layer="layout" svg:width="3.297cm" svg:height="0.024cm" svg:x="7.327cm" svg:y="13.294cm" svg:viewBox="0 0 3298 25" draw:points="0,0 3298,0 3298,25 0,25">
          <text:p/>
        </draw:polygon>
        <draw:frame draw:style-name="gr21" draw:text-style-name="P14" draw:layer="layout" svg:width="1.746cm" svg:height="0.255cm" svg:x="4.738cm" svg:y="13.434cm">
          <draw:text-box>
            <text:p text:style-name="P3"><text:span text:style-name="T13">fonksiyonun adı</text:span></text:p>
          </draw:text-box>
        </draw:frame>
        <draw:polygon draw:style-name="gr7" draw:text-style-name="P7" draw:layer="layout" svg:width="7.263cm" svg:height="0.669cm" svg:x="11.492cm" svg:y="12.649cm" svg:viewBox="0 0 7264 670" draw:points="0,0 7264,0 7264,670 0,670">
          <text:p/>
        </draw:polygon>
        <draw:polygon draw:style-name="gr8" draw:text-style-name="P8" draw:layer="layout" svg:width="7.263cm" svg:height="0.024cm" svg:x="11.492cm" svg:y="13.294cm" svg:viewBox="0 0 7264 25" draw:points="0,0 7264,0 7264,25 0,25">
          <text:p/>
        </draw:polygon>
        <draw:frame draw:style-name="gr27" draw:text-style-name="P14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4cm" svg:x="9.162cm" svg:y="13.294cm" svg:viewBox="0 0 9916 25" draw:points="0,0 9916,0 9916,25 0,25">
          <text:p/>
        </draw:polygon>
        <draw:frame draw:style-name="gr28" draw:text-style-name="P14" draw:layer="layout" svg:width="3.033cm" svg:height="0.255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69cm" svg:x="3.882cm" svg:y="13.963cm" svg:viewBox="0 0 3298 670" draw:points="0,0 3298,0 3298,670 0,670">
          <text:p/>
        </draw:polygon>
        <draw:polygon draw:style-name="gr8" draw:text-style-name="P8" draw:layer="layout" svg:width="3.297cm" svg:height="0.025cm" svg:x="3.882cm" svg:y="14.607cm" svg:viewBox="0 0 3298 26" draw:points="0,0 3298,0 3298,26 0,26">
          <text:p/>
        </draw:polygon>
        <draw:frame draw:style-name="gr13" draw:text-style-name="P11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8" draw:text-style-name="P8" draw:layer="layout" svg:width="3.297cm" svg:height="0.025cm" svg:x="7.327cm" svg:y="14.607cm" svg:viewBox="0 0 3298 26" draw:points="0,0 3298,0 3298,26 0,26">
          <text:p/>
        </draw:polygon>
        <draw:frame draw:style-name="gr21" draw:text-style-name="P14" draw:layer="layout" svg:width="1.746cm" svg:height="0.255cm" svg:x="4.738cm" svg:y="14.748cm">
          <draw:text-box>
            <text:p text:style-name="P3"><text:span text:style-name="T13">fonksiyonun adı</text:span></text:p>
          </draw:text-box>
        </draw:frame>
        <draw:polygon draw:style-name="gr7" draw:text-style-name="P7" draw:layer="layout" svg:width="7.263cm" svg:height="0.669cm" svg:x="11.492cm" svg:y="13.963cm" svg:viewBox="0 0 7264 670" draw:points="0,0 7264,0 7264,670 0,670">
          <text:p/>
        </draw:polygon>
        <draw:polygon draw:style-name="gr8" draw:text-style-name="P8" draw:layer="layout" svg:width="7.263cm" svg:height="0.025cm" svg:x="11.492cm" svg:y="14.607cm" svg:viewBox="0 0 7264 26" draw:points="0,0 7264,0 7264,26 0,26">
          <text:p/>
        </draw:polygon>
        <draw:frame draw:style-name="gr27" draw:text-style-name="P14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4.607cm" svg:viewBox="0 0 9916 26" draw:points="0,0 9916,0 9916,26 0,26">
          <text:p/>
        </draw:polygon>
        <draw:frame draw:style-name="gr28" draw:text-style-name="P14" draw:layer="layout" svg:width="3.033cm" svg:height="0.255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8" draw:text-style-name="P8" draw:layer="layout" svg:width="3.297cm" svg:height="0.024cm" svg:x="3.659cm" svg:y="17.409cm" svg:viewBox="0 0 3298 25" draw:points="0,0 3298,0 3298,25 0,25">
          <text:p/>
        </draw:polygon>
        <draw:frame draw:style-name="gr13" draw:text-style-name="P11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7" draw:text-style-name="P7" draw:layer="layout" svg:width="3.297cm" svg:height="0.669cm" svg:x="7.104cm" svg:y="16.764cm" svg:viewBox="0 0 3298 670" draw:points="0,0 3298,0 3298,670 0,670">
          <text:p/>
        </draw:polygon>
        <draw:polygon draw:style-name="gr8" draw:text-style-name="P8" draw:layer="layout" svg:width="3.297cm" svg:height="0.024cm" svg:x="7.104cm" svg:y="17.409cm" svg:viewBox="0 0 3298 25" draw:points="0,0 3298,0 3298,25 0,25">
          <text:p/>
        </draw:polygon>
        <draw:frame draw:style-name="gr21" draw:text-style-name="P14" draw:layer="layout" svg:width="1.746cm" svg:height="0.255cm" svg:x="4.515cm" svg:y="17.549cm">
          <draw:text-box>
            <text:p text:style-name="P3"><text:span text:style-name="T13">fonksiyonun adı</text:span></text:p>
          </draw:text-box>
        </draw:frame>
        <draw:polygon draw:style-name="gr7" draw:text-style-name="P7" draw:layer="layout" svg:width="3.297cm" svg:height="0.669cm" svg:x="3.882cm" svg:y="18.078cm" svg:viewBox="0 0 3298 670" draw:points="0,0 3298,0 3298,670 0,670">
          <text:p/>
        </draw:polygon>
        <draw:polygon draw:style-name="gr8" draw:text-style-name="P8" draw:layer="layout" svg:width="3.297cm" svg:height="0.025cm" svg:x="3.882cm" svg:y="18.722cm" svg:viewBox="0 0 3298 26" draw:points="0,0 3298,0 3298,26 0,26">
          <text:p/>
        </draw:polygon>
        <draw:frame draw:style-name="gr29" draw:text-style-name="P14" draw:layer="layout" svg:width="1.276cm" svg:height="0.255cm" svg:x="8.27cm" svg:y="17.549cm">
          <draw:text-box>
            <text:p text:style-name="P3"><text:span text:style-name="T13">değişkenler</text:span></text:p>
          </draw:text-box>
        </draw:frame>
        <draw:polygon draw:style-name="gr7" draw:text-style-name="P7" draw:layer="layout" svg:width="3.297cm" svg:height="0.669cm" svg:x="11.12cm" svg:y="19.392cm" svg:viewBox="0 0 3298 670" draw:points="0,0 3298,0 3298,670 0,670">
          <text:p/>
        </draw:polygon>
        <draw:polygon draw:style-name="gr8" draw:text-style-name="P8" draw:layer="layout" svg:width="3.297cm" svg:height="0.025cm" svg:x="11.12cm" svg:y="20.036cm" svg:viewBox="0 0 3298 26" draw:points="0,0 3298,0 3298,26 0,26">
          <text:p/>
        </draw:polygon>
        <draw:frame draw:style-name="gr30" draw:text-style-name="P11" draw:layer="layout" svg:width="0.899cm" svg:height="0.45cm" svg:x="3.882cm" svg:y="18.121cm">
          <draw:text-box>
            <text:p text:style-name="P3"><text:span text:style-name="T9">cond</text:span></text:p>
          </draw:text-box>
        </draw:frame>
        <draw:polygon draw:style-name="gr8" draw:text-style-name="P8" draw:layer="layout" svg:width="9.915cm" svg:height="0.025cm" svg:x="9.162cm" svg:y="20.036cm" svg:viewBox="0 0 9916 26" draw:points="0,0 9916,0 9916,26 0,26">
          <text:p/>
        </draw:polygon>
        <draw:polygon draw:style-name="gr7" draw:text-style-name="P7" draw:layer="layout" svg:width="3.297cm" svg:height="0.67cm" svg:x="11.12cm" svg:y="20.705cm" svg:viewBox="0 0 3298 671" draw:points="0,0 3298,0 3298,671 0,671">
          <text:p/>
        </draw:polygon>
        <draw:polygon draw:style-name="gr8" draw:text-style-name="P8" draw:layer="layout" svg:width="3.297cm" svg:height="0.025cm" svg:x="11.12cm" svg:y="21.35cm" svg:viewBox="0 0 3298 26" draw:points="0,0 3298,0 3298,26 0,26">
          <text:p/>
        </draw:polygon>
        <draw:frame draw:style-name="gr13" draw:text-style-name="P11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1.35cm" svg:viewBox="0 0 9916 26" draw:points="0,0 9916,0 9916,26 0,26">
          <text:p/>
        </draw:polygon>
        <draw:polygon draw:style-name="gr7" draw:text-style-name="P7" draw:layer="layout" svg:width="3.297cm" svg:height="0.669cm" svg:x="11.12cm" svg:y="22.019cm" svg:viewBox="0 0 3298 670" draw:points="0,0 3298,0 3298,670 0,670">
          <text:p/>
        </draw:polygon>
        <draw:polygon draw:style-name="gr8" draw:text-style-name="P8" draw:layer="layout" svg:width="3.297cm" svg:height="0.024cm" svg:x="11.12cm" svg:y="22.664cm" svg:viewBox="0 0 3298 25" draw:points="0,0 3298,0 3298,25 0,25">
          <text:p/>
        </draw:polygon>
        <draw:frame draw:style-name="gr13" draw:text-style-name="P11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162cm" svg:y="22.664cm" svg:viewBox="0 0 9916 25" draw:points="0,0 9916,0 9916,25 0,25">
          <text:p/>
        </draw:polygon>
        <draw:polygon draw:style-name="gr8" draw:text-style-name="P8" draw:layer="layout" svg:width="3.297cm" svg:height="0.025cm" svg:x="11.12cm" svg:y="23.977cm" svg:viewBox="0 0 3298 26" draw:points="0,0 3298,0 3298,26 0,26">
          <text:p/>
        </draw:polygon>
        <draw:frame draw:style-name="gr13" draw:text-style-name="P11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3.977cm" svg:viewBox="0 0 9916 26" draw:points="0,0 9916,0 9916,26 0,26">
          <text:p/>
        </draw:polygon>
        <draw:polygon draw:style-name="gr7" draw:text-style-name="P7" draw:layer="layout" svg:width="3.297cm" svg:height="0.669cm" svg:x="11.12cm" svg:y="24.647cm" svg:viewBox="0 0 3298 670" draw:points="0,0 3298,0 3298,670 0,670">
          <text:p/>
        </draw:polygon>
        <draw:polygon draw:style-name="gr8" draw:text-style-name="P8" draw:layer="layout" svg:width="3.297cm" svg:height="0.025cm" svg:x="11.12cm" svg:y="25.291cm" svg:viewBox="0 0 3298 26" draw:points="0,0 3298,0 3298,26 0,26">
          <text:p/>
        </draw:polygon>
        <draw:frame draw:style-name="gr13" draw:text-style-name="P11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806cm" svg:y="25.291cm" svg:viewBox="0 0 9916 26" draw:points="0,0 9916,0 9916,26 0,26">
          <text:p/>
        </draw:polygon>
        <draw:polygon draw:style-name="gr8" draw:text-style-name="P8" draw:layer="layout" svg:width="6.866cm" svg:height="0.025cm" svg:x="4.105cm" svg:y="20.036cm" svg:viewBox="0 0 6867 26" draw:points="0,0 0,26 6867,26 6545,0">
          <text:p/>
        </draw:polygon>
        <draw:polygon draw:style-name="gr7" draw:text-style-name="P7" draw:layer="layout" svg:width="0.322cm" svg:height="0.669cm" svg:x="10.649cm" svg:y="19.392cm" svg:viewBox="0 0 323 670" draw:points="0,0 0,645 323,670 323,0">
          <text:p/>
        </draw:polygon>
        <draw:frame draw:style-name="gr31" draw:text-style-name="P11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705cm" svg:viewBox="0 0 6867 671" draw:points="0,0 6867,0 6867,671 0,671">
          <text:p/>
        </draw:polygon>
        <draw:polygon draw:style-name="gr8" draw:text-style-name="P8" draw:layer="layout" svg:width="6.866cm" svg:height="0.025cm" svg:x="4.105cm" svg:y="21.35cm" svg:viewBox="0 0 6867 26" draw:points="0,0 0,26 6867,26 6545,0">
          <text:p/>
        </draw:polygon>
        <draw:polygon draw:style-name="gr7" draw:text-style-name="P7" draw:layer="layout" svg:width="0.322cm" svg:height="0.67cm" svg:x="10.649cm" svg:y="20.705cm" svg:viewBox="0 0 323 671" draw:points="0,0 0,646 323,671 323,0">
          <text:p/>
        </draw:polygon>
        <draw:polygon draw:style-name="gr7" draw:text-style-name="P7" draw:layer="layout" svg:width="6.866cm" svg:height="0.669cm" svg:x="4.105cm" svg:y="22.019cm" svg:viewBox="0 0 6867 670" draw:points="0,0 6867,0 6867,670 0,670">
          <text:p/>
        </draw:polygon>
        <draw:polygon draw:style-name="gr8" draw:text-style-name="P8" draw:layer="layout" svg:width="6.866cm" svg:height="0.024cm" svg:x="4.105cm" svg:y="22.664cm" svg:viewBox="0 0 6867 25" draw:points="0,0 0,25 6867,25 6545,0">
          <text:p/>
        </draw:polygon>
        <draw:polygon draw:style-name="gr7" draw:text-style-name="P7" draw:layer="layout" svg:width="0.322cm" svg:height="0.669cm" svg:x="10.649cm" svg:y="22.019cm" svg:viewBox="0 0 323 670" draw:points="0,0 0,646 323,670 323,0">
          <text:p/>
        </draw:polygon>
        <draw:polygon draw:style-name="gr7" draw:text-style-name="P7" draw:layer="layout" svg:width="6.866cm" svg:height="0.669cm" svg:x="4.105cm" svg:y="23.333cm" svg:viewBox="0 0 6867 670" draw:points="0,0 6867,0 6867,670 0,670">
          <text:p/>
        </draw:polygon>
        <draw:polygon draw:style-name="gr8" draw:text-style-name="P8" draw:layer="layout" svg:width="6.866cm" svg:height="0.025cm" svg:x="4.105cm" svg:y="23.977cm" svg:viewBox="0 0 6867 26" draw:points="0,0 0,26 6867,26 6545,0">
          <text:p/>
        </draw:polygon>
        <draw:polygon draw:style-name="gr7" draw:text-style-name="P7" draw:layer="layout" svg:width="0.322cm" svg:height="0.669cm" svg:x="10.649cm" svg:y="23.333cm" svg:viewBox="0 0 323 670" draw:points="0,0 0,645 323,670 323,0">
          <text:p/>
        </draw:polygon>
        <draw:polygon draw:style-name="gr7" draw:text-style-name="P7" draw:layer="layout" svg:width="6.866cm" svg:height="0.669cm" svg:x="4.105cm" svg:y="24.647cm" svg:viewBox="0 0 6867 670" draw:points="0,0 6867,0 6867,670 0,670">
          <text:p/>
        </draw:polygon>
        <draw:polygon draw:style-name="gr8" draw:text-style-name="P8" draw:layer="layout" svg:width="6.866cm" svg:height="0.025cm" svg:x="4.105cm" svg:y="25.291cm" svg:viewBox="0 0 6867 26" draw:points="0,0 0,26 6867,26 6545,0">
          <text:p/>
        </draw:polygon>
        <draw:polygon draw:style-name="gr7" draw:text-style-name="P7" draw:layer="layout" svg:width="0.322cm" svg:height="0.669cm" svg:x="10.649cm" svg:y="24.647cm" svg:viewBox="0 0 323 670" draw:points="0,0 0,645 323,670 323,0">
          <text:p/>
        </draw:polygon>
        <draw:frame draw:style-name="gr6" draw:text-style-name="P6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2" draw:text-style-name="P13" draw:layer="layout" svg:width="8.816cm" svg:height="0.551cm" svg:x="2.001cm" svg:y="4.54cm">
          <draw:text-box>
            <text:p text:style-name="P3"><text:span text:style-name="T12">Kontrat ve İfadenin Amacı</text:span></text:p>
          </draw:text-box>
        </draw:frame>
      </draw:page>
      <draw:page draw:name="page3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1.615cm" svg:x="1.859cm" svg:y="1.281cm" svg:viewBox="0 0 17848 21616" draw:points="0,0 17848,0 17848,21616 0,21616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3.949cm" svg:viewBox="0 0 17848 893" draw:points="0,0 17848,0 17848,893 0,893">
          <text:p/>
        </draw:polygon>
        <draw:polygon draw:style-name="gr9" draw:text-style-name="P9" draw:layer="layout" svg:width="17.847cm" svg:height="0.893cm" svg:x="1.874cm" svg:y="8.063cm" svg:viewBox="0 0 17848 894" draw:points="0,0 17848,0 17848,894 0,894">
          <text:p/>
        </draw:polygon>
        <draw:polygon draw:style-name="gr9" draw:text-style-name="P9" draw:layer="layout" svg:width="17.847cm" svg:height="0.892cm" svg:x="1.874cm" svg:y="14.806cm" svg:viewBox="0 0 17848 893" draw:points="0,0 17848,0 17848,893 0,893">
          <text:p/>
        </draw:polygon>
        <draw:frame draw:style-name="gr33" draw:text-style-name="P10" draw:layer="layout" svg:width="8.295cm" svg:height="0.581cm" svg:x="7.216cm" svg:y="1.68cm">
          <draw:text-box>
            <text:p text:style-name="P3"><text:span text:style-name="T4">Problem: “oyuncu-güncelle”</text:span></text:p>
          </draw:text-box>
        </draw:frame>
        <draw:frame draw:style-name="gr34" draw:text-style-name="P11" draw:layer="layout" svg:width="18.472cm" svg:height="0.873cm" svg:x="2.122cm" svg:y="2.786cm">
          <draw:text-box>
            <text:p text:style-name="P3"><text:span text:style-name="T5">Talimatlar: </text:span><text:span text:style-name="T6">“oyuncu-güncelle” adında bir fonksiyon yazın.</text:span><text:span text:style-name="T7"> Bu fonksiyon oyuncunun y-koordinatını </text:span></text:p>
            <text:p text:style-name="P3"><text:span text:style-name="T7">Girdi olarak alır ve basılan ok tuşunun yönüne göre yeni y-koordinatını verir.</text:span></text:p>
          </draw:text-box>
        </draw:frame>
        <draw:frame draw:style-name="gr32" draw:text-style-name="P13" draw:layer="layout" svg:width="8.816cm" svg:height="0.551cm" svg:x="2.023cm" svg:y="4.132cm">
          <draw:text-box>
            <text:p text:style-name="P3"><text:span text:style-name="T12">Kontrat ve İfadenin Amacı</text:span></text:p>
          </draw:text-box>
        </draw:frame>
        <draw:frame draw:style-name="gr35" draw:text-style-name="P12" draw:layer="layout" svg:width="6.111cm" svg:height="0.352cm" svg:x="1.875cm" svg:y="4.863cm">
          <draw:text-box>
            <text:p text:style-name="P3"><text:span text:style-name="T8">Her kontrat üç bölümden oluşmaktadır...</text:span></text:p>
          </draw:text-box>
        </draw:frame>
        <draw:frame draw:style-name="gr13" draw:text-style-name="P11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4" draw:text-style-name="P11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5" draw:text-style-name="P11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3" draw:text-style-name="P11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6" draw:text-style-name="P13" draw:layer="layout" svg:width="2.555cm" svg:height="0.551cm" svg:x="2.023cm" svg:y="8.247cm">
          <draw:text-box>
            <text:p text:style-name="P3"><text:span text:style-name="T12">Örnekler</text:span></text:p>
          </draw:text-box>
        </draw:frame>
        <draw:frame draw:style-name="gr18" draw:text-style-name="P11" draw:layer="layout" svg:width="2.021cm" svg:height="0.45cm" svg:x="1.875cm" svg:y="9.594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0.908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2.222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18" draw:text-style-name="P11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3" draw:text-style-name="P11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19" draw:text-style-name="P13" draw:layer="layout" svg:width="2.622cm" svg:height="0.551cm" svg:x="2.023cm" svg:y="14.989cm">
          <draw:text-box>
            <text:p text:style-name="P3"><text:span text:style-name="T12">Tanım</text:span></text:p>
          </draw:text-box>
        </draw:frame>
        <draw:frame draw:style-name="gr36" draw:text-style-name="P12" draw:layer="layout" svg:width="10.48cm" svg:height="0.352cm" svg:x="1.875cm" svg:y="15.72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37" draw:text-style-name="P11" draw:layer="layout" svg:width="2.021cm" svg:height="0.45cm" svg:x="1.875cm" svg:y="16.337cm">
          <draw:text-box>
            <text:p text:style-name="P3"><text:span text:style-name="T9">(tanımla(</text:span></text:p>
          </draw:text-box>
        </draw:frame>
        <draw:frame draw:style-name="gr13" draw:text-style-name="P11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3" draw:text-style-name="P11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3" draw:text-style-name="P11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3" draw:text-style-name="P11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097cm" svg:y="5.436cm" svg:viewBox="0 0 3496 670" draw:points="0,0 3496,0 3496,670 0,670">
          <text:p/>
        </draw:polygon>
        <draw:polygon draw:style-name="gr8" draw:text-style-name="P8" draw:layer="layout" svg:width="3.495cm" svg:height="0.025cm" svg:x="2.097cm" svg:y="6.08cm" svg:viewBox="0 0 3496 26" draw:points="0,0 3496,0 3496,26 0,26">
          <text:p/>
        </draw:polygon>
        <draw:frame draw:style-name="gr13" draw:text-style-name="P11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7" draw:text-style-name="P7" draw:layer="layout" svg:width="8.726cm" svg:height="0.669cm" svg:x="5.84cm" svg:y="5.436cm" svg:viewBox="0 0 8727 670" draw:points="0,0 8727,0 8727,670 0,670">
          <text:p/>
        </draw:polygon>
        <draw:polygon draw:style-name="gr8" draw:text-style-name="P8" draw:layer="layout" svg:width="8.726cm" svg:height="0.025cm" svg:x="5.84cm" svg:y="6.08cm" svg:viewBox="0 0 8727 26" draw:points="0,0 8727,0 8727,26 0,26">
          <text:p/>
        </draw:polygon>
        <draw:frame draw:style-name="gr38" draw:text-style-name="P14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8" draw:text-style-name="P8" draw:layer="layout" svg:width="4.363cm" svg:height="0.025cm" svg:x="15.086cm" svg:y="6.08cm" svg:viewBox="0 0 4364 26" draw:points="0,0 4364,0 4364,26 0,26">
          <text:p/>
        </draw:polygon>
        <draw:frame draw:style-name="gr22" draw:text-style-name="P14" draw:layer="layout" svg:width="0.828cm" svg:height="0.255cm" svg:x="9.782cm" svg:y="6.221cm">
          <draw:text-box>
            <text:p text:style-name="P3"><text:span text:style-name="T13">domain</text:span></text:p>
          </draw:text-box>
        </draw:frame>
        <draw:polygon draw:style-name="gr7" draw:text-style-name="P7" draw:layer="layout" svg:width="17.476cm" svg:height="0.669cm" svg:x="2.097cm" svg:y="6.75cm" svg:viewBox="0 0 17477 670" draw:points="0,0 17477,0 17477,670 0,670">
          <text:p/>
        </draw:polygon>
        <draw:polygon draw:style-name="gr8" draw:text-style-name="P8" draw:layer="layout" svg:width="17.476cm" svg:height="0.025cm" svg:x="2.097cm" svg:y="7.394cm" svg:viewBox="0 0 17477 26" draw:points="0,0 17477,0 17477,26 0,26">
          <text:p/>
        </draw:polygon>
        <draw:frame draw:style-name="gr23" draw:text-style-name="P14" draw:layer="layout" svg:width="0.641cm" svg:height="0.255cm" svg:x="16.946cm" svg:y="6.221cm">
          <draw:text-box>
            <text:p text:style-name="P3"><text:span text:style-name="T13">range</text:span></text:p>
          </draw:text-box>
        </draw:frame>
        <draw:polygon draw:style-name="gr7" draw:text-style-name="P7" draw:layer="layout" svg:width="3.297cm" svg:height="0.669cm" svg:x="3.882cm" svg:y="9.551cm" svg:viewBox="0 0 3298 670" draw:points="0,0 3298,0 3298,670 0,670">
          <text:p/>
        </draw:polygon>
        <draw:polygon draw:style-name="gr8" draw:text-style-name="P8" draw:layer="layout" svg:width="3.297cm" svg:height="0.025cm" svg:x="3.882cm" svg:y="10.195cm" svg:viewBox="0 0 3298 26" draw:points="0,0 3298,0 3298,26 0,26">
          <text:p/>
        </draw:polygon>
        <draw:frame draw:style-name="gr24" draw:text-style-name="P14" draw:layer="layout" svg:width="3.008cm" svg:height="0.255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1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8" draw:text-style-name="P8" draw:layer="layout" svg:width="3.297cm" svg:height="0.025cm" svg:x="7.327cm" svg:y="10.195cm" svg:viewBox="0 0 3298 26" draw:points="0,0 3298,0 3298,26 0,26">
          <text:p/>
        </draw:polygon>
        <draw:frame draw:style-name="gr38" draw:text-style-name="P14" draw:layer="layout" svg:width="1.598cm" svg:height="0.255cm" svg:x="4.738cm" svg:y="10.336cm">
          <draw:text-box>
            <text:p text:style-name="P3"><text:span text:style-name="T13">fonksiyon adı</text:span></text:p>
          </draw:text-box>
        </draw:frame>
        <draw:frame draw:style-name="gr18" draw:text-style-name="P11" draw:layer="layout" svg:width="2.919cm" svg:height="0.45cm" svg:x="7.622cm" svg:y="9.594cm">
          <draw:text-box>
            <text:p text:style-name="P3"><text:span text:style-name="T9">320 <text:s/>"yukarı"</text:span></text:p>
          </draw:text-box>
        </draw:frame>
        <draw:polygon draw:style-name="gr7" draw:text-style-name="P7" draw:layer="layout" svg:width="7.263cm" svg:height="0.669cm" svg:x="11.492cm" svg:y="9.551cm" svg:viewBox="0 0 7264 670" draw:points="0,0 7264,0 7264,670 0,670">
          <text:p/>
        </draw:polygon>
        <draw:polygon draw:style-name="gr8" draw:text-style-name="P8" draw:layer="layout" svg:width="7.263cm" svg:height="0.025cm" svg:x="11.492cm" svg:y="10.195cm" svg:viewBox="0 0 7264 26" draw:points="0,0 7264,0 7264,26 0,26">
          <text:p/>
        </draw:polygon>
        <draw:frame draw:style-name="gr27" draw:text-style-name="P14" draw:layer="layout" svg:width="0.849cm" svg:height="0.255cm" svg:x="8.58cm" svg:y="10.336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0.195cm" svg:viewBox="0 0 9916 26" draw:points="0,0 9916,0 9916,26 0,26">
          <text:p/>
        </draw:polygon>
        <draw:frame draw:style-name="gr28" draw:text-style-name="P14" draw:layer="layout" svg:width="3.033cm" svg:height="0.255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7cm" svg:x="3.882cm" svg:y="10.864cm" svg:viewBox="0 0 3298 671" draw:points="0,0 3298,0 3298,671 0,671">
          <text:p/>
        </draw:polygon>
        <draw:polygon draw:style-name="gr8" draw:text-style-name="P8" draw:layer="layout" svg:width="3.297cm" svg:height="0.025cm" svg:x="3.882cm" svg:y="11.509cm" svg:viewBox="0 0 3298 26" draw:points="0,0 3298,0 3298,26 0,26">
          <text:p/>
        </draw:polygon>
        <draw:frame draw:style-name="gr13" draw:text-style-name="P11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1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8" draw:text-style-name="P8" draw:layer="layout" svg:width="3.297cm" svg:height="0.025cm" svg:x="7.327cm" svg:y="11.509cm" svg:viewBox="0 0 3298 26" draw:points="0,0 3298,0 3298,26 0,26">
          <text:p/>
        </draw:polygon>
        <draw:frame draw:style-name="gr38" draw:text-style-name="P14" draw:layer="layout" svg:width="1.598cm" svg:height="0.255cm" svg:x="4.738cm" svg:y="11.649cm">
          <draw:text-box>
            <text:p text:style-name="P3"><text:span text:style-name="T13">fonksiyon adı</text:span></text:p>
          </draw:text-box>
        </draw:frame>
        <draw:frame draw:style-name="gr18" draw:text-style-name="P11" draw:layer="layout" svg:width="2.919cm" svg:height="0.45cm" svg:x="7.622cm" svg:y="10.908cm">
          <draw:text-box>
            <text:p text:style-name="P3"><text:span text:style-name="T9">100 <text:s/>"yukarı"</text:span></text:p>
          </draw:text-box>
        </draw:frame>
        <draw:polygon draw:style-name="gr8" draw:text-style-name="P8" draw:layer="layout" svg:width="7.263cm" svg:height="0.025cm" svg:x="11.492cm" svg:y="11.509cm" svg:viewBox="0 0 7264 26" draw:points="0,0 7264,0 7264,26 0,26">
          <text:p/>
        </draw:polygon>
        <draw:frame draw:style-name="gr27" draw:text-style-name="P14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1.509cm" svg:viewBox="0 0 9916 26" draw:points="0,0 9916,0 9916,26 0,26">
          <text:p/>
        </draw:polygon>
        <draw:frame draw:style-name="gr28" draw:text-style-name="P14" draw:layer="layout" svg:width="3.033cm" svg:height="0.255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7cm" svg:x="3.882cm" svg:y="12.178cm" svg:viewBox="0 0 3298 671" draw:points="0,0 3298,0 3298,671 0,671">
          <text:p/>
        </draw:polygon>
        <draw:polygon draw:style-name="gr8" draw:text-style-name="P8" draw:layer="layout" svg:width="3.297cm" svg:height="0.025cm" svg:x="3.882cm" svg:y="12.823cm" svg:viewBox="0 0 3298 26" draw:points="0,0 3298,0 3298,26 0,26">
          <text:p/>
        </draw:polygon>
        <draw:frame draw:style-name="gr13" draw:text-style-name="P11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7" draw:text-style-name="P7" draw:layer="layout" svg:width="3.297cm" svg:height="0.67cm" svg:x="7.327cm" svg:y="12.178cm" svg:viewBox="0 0 3298 671" draw:points="0,0 3298,0 3298,671 0,671">
          <text:p/>
        </draw:polygon>
        <draw:polygon draw:style-name="gr8" draw:text-style-name="P8" draw:layer="layout" svg:width="3.297cm" svg:height="0.025cm" svg:x="7.327cm" svg:y="12.823cm" svg:viewBox="0 0 3298 26" draw:points="0,0 3298,0 3298,26 0,26">
          <text:p/>
        </draw:polygon>
        <draw:frame draw:style-name="gr38" draw:text-style-name="P14" draw:layer="layout" svg:width="1.598cm" svg:height="0.255cm" svg:x="4.738cm" svg:y="12.963cm">
          <draw:text-box>
            <text:p text:style-name="P3"><text:span text:style-name="T13">fonksiyon adı</text:span></text:p>
          </draw:text-box>
        </draw:frame>
        <draw:polygon draw:style-name="gr7" draw:text-style-name="P7" draw:layer="layout" svg:width="7.263cm" svg:height="0.67cm" svg:x="11.492cm" svg:y="12.178cm" svg:viewBox="0 0 7264 671" draw:points="0,0 7264,0 7264,671 0,671">
          <text:p/>
        </draw:polygon>
        <draw:polygon draw:style-name="gr8" draw:text-style-name="P8" draw:layer="layout" svg:width="7.263cm" svg:height="0.025cm" svg:x="11.492cm" svg:y="12.823cm" svg:viewBox="0 0 7264 26" draw:points="0,0 7264,0 7264,26 0,26">
          <text:p/>
        </draw:polygon>
        <draw:frame draw:style-name="gr27" draw:text-style-name="P14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2.823cm" svg:viewBox="0 0 9916 26" draw:points="0,0 9916,0 9916,26 0,26">
          <text:p/>
        </draw:polygon>
        <draw:frame draw:style-name="gr28" draw:text-style-name="P14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69cm" svg:x="3.882cm" svg:y="13.492cm" svg:viewBox="0 0 3298 670" draw:points="0,0 3298,0 3298,670 0,670">
          <text:p/>
        </draw:polygon>
        <draw:polygon draw:style-name="gr8" draw:text-style-name="P8" draw:layer="layout" svg:width="3.297cm" svg:height="0.025cm" svg:x="3.882cm" svg:y="14.136cm" svg:viewBox="0 0 3298 26" draw:points="0,0 3298,0 3298,26 0,26">
          <text:p/>
        </draw:polygon>
        <draw:frame draw:style-name="gr13" draw:text-style-name="P11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7" draw:text-style-name="P7" draw:layer="layout" svg:width="3.297cm" svg:height="0.669cm" svg:x="7.327cm" svg:y="13.492cm" svg:viewBox="0 0 3298 670" draw:points="0,0 3298,0 3298,670 0,670">
          <text:p/>
        </draw:polygon>
        <draw:polygon draw:style-name="gr8" draw:text-style-name="P8" draw:layer="layout" svg:width="3.297cm" svg:height="0.025cm" svg:x="7.327cm" svg:y="14.136cm" svg:viewBox="0 0 3298 26" draw:points="0,0 3298,0 3298,26 0,26">
          <text:p/>
        </draw:polygon>
        <draw:frame draw:style-name="gr38" draw:text-style-name="P14" draw:layer="layout" svg:width="1.598cm" svg:height="0.255cm" svg:x="4.738cm" svg:y="14.277cm">
          <draw:text-box>
            <text:p text:style-name="P3"><text:span text:style-name="T13">fonksiyon adı</text:span></text:p>
          </draw:text-box>
        </draw:frame>
        <draw:polygon draw:style-name="gr7" draw:text-style-name="P7" draw:layer="layout" svg:width="7.263cm" svg:height="0.669cm" svg:x="11.492cm" svg:y="13.492cm" svg:viewBox="0 0 7264 670" draw:points="0,0 7264,0 7264,670 0,670">
          <text:p/>
        </draw:polygon>
        <draw:polygon draw:style-name="gr8" draw:text-style-name="P8" draw:layer="layout" svg:width="7.263cm" svg:height="0.025cm" svg:x="11.492cm" svg:y="14.136cm" svg:viewBox="0 0 7264 26" draw:points="0,0 7264,0 7264,26 0,26">
          <text:p/>
        </draw:polygon>
        <draw:frame draw:style-name="gr27" draw:text-style-name="P14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8" draw:text-style-name="P8" draw:layer="layout" svg:width="9.915cm" svg:height="0.025cm" svg:x="9.162cm" svg:y="14.136cm" svg:viewBox="0 0 9916 26" draw:points="0,0 9916,0 9916,26 0,26">
          <text:p/>
        </draw:polygon>
        <draw:frame draw:style-name="gr28" draw:text-style-name="P14" draw:layer="layout" svg:width="3.033cm" svg:height="0.255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7" draw:text-style-name="P7" draw:layer="layout" svg:width="3.297cm" svg:height="0.669cm" svg:x="3.659cm" svg:y="16.293cm" svg:viewBox="0 0 3298 670" draw:points="0,0 3298,0 3298,670 0,670">
          <text:p/>
        </draw:polygon>
        <draw:polygon draw:style-name="gr8" draw:text-style-name="P8" draw:layer="layout" svg:width="3.297cm" svg:height="0.024cm" svg:x="3.659cm" svg:y="16.938cm" svg:viewBox="0 0 3298 25" draw:points="0,0 3298,0 3298,25 0,25">
          <text:p/>
        </draw:polygon>
        <draw:frame draw:style-name="gr13" draw:text-style-name="P11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7" draw:text-style-name="P7" draw:layer="layout" svg:width="3.297cm" svg:height="0.669cm" svg:x="7.104cm" svg:y="16.293cm" svg:viewBox="0 0 3298 670" draw:points="0,0 3298,0 3298,670 0,670">
          <text:p/>
        </draw:polygon>
        <draw:polygon draw:style-name="gr8" draw:text-style-name="P8" draw:layer="layout" svg:width="3.297cm" svg:height="0.024cm" svg:x="7.104cm" svg:y="16.938cm" svg:viewBox="0 0 3298 25" draw:points="0,0 3298,0 3298,25 0,25">
          <text:p/>
        </draw:polygon>
        <draw:frame draw:style-name="gr38" draw:text-style-name="P14" draw:layer="layout" svg:width="1.598cm" svg:height="0.255cm" svg:x="4.515cm" svg:y="17.078cm">
          <draw:text-box>
            <text:p text:style-name="P3"><text:span text:style-name="T13">fonksiyon adı</text:span></text:p>
          </draw:text-box>
        </draw:frame>
        <draw:polygon draw:style-name="gr7" draw:text-style-name="P7" draw:layer="layout" svg:width="3.297cm" svg:height="0.669cm" svg:x="3.882cm" svg:y="17.607cm" svg:viewBox="0 0 3298 670" draw:points="0,0 3298,0 3298,670 0,670">
          <text:p/>
        </draw:polygon>
        <draw:polygon draw:style-name="gr8" draw:text-style-name="P8" draw:layer="layout" svg:width="3.297cm" svg:height="0.026cm" svg:x="3.882cm" svg:y="18.251cm" svg:viewBox="0 0 3298 27" draw:points="0,0 3298,0 3298,27 0,27">
          <text:p/>
        </draw:polygon>
        <draw:frame draw:style-name="gr40" draw:text-style-name="P14" draw:layer="layout" svg:width="1.276cm" svg:height="0.255cm" svg:x="8.27cm" svg:y="17.078cm">
          <draw:text-box>
            <text:p text:style-name="P3"><text:span text:style-name="T13">değişkenler</text:span></text:p>
          </draw:text-box>
        </draw:frame>
        <draw:polygon draw:style-name="gr7" draw:text-style-name="P7" draw:layer="layout" svg:width="3.297cm" svg:height="0.669cm" svg:x="11.12cm" svg:y="18.921cm" svg:viewBox="0 0 3298 670" draw:points="0,0 3298,0 3298,670 0,670">
          <text:p/>
        </draw:polygon>
        <draw:polygon draw:style-name="gr8" draw:text-style-name="P8" draw:layer="layout" svg:width="3.297cm" svg:height="0.025cm" svg:x="11.12cm" svg:y="19.565cm" svg:viewBox="0 0 3298 26" draw:points="0,0 3298,0 3298,26 0,26">
          <text:p/>
        </draw:polygon>
        <draw:polygon draw:style-name="gr8" draw:text-style-name="P8" draw:layer="layout" svg:width="9.915cm" svg:height="0.025cm" svg:x="9.162cm" svg:y="19.565cm" svg:viewBox="0 0 9916 26" draw:points="0,0 9916,0 9916,26 0,26">
          <text:p/>
        </draw:polygon>
        <draw:polygon draw:style-name="gr7" draw:text-style-name="P7" draw:layer="layout" svg:width="3.297cm" svg:height="0.67cm" svg:x="11.12cm" svg:y="20.234cm" svg:viewBox="0 0 3298 671" draw:points="0,0 3298,0 3298,671 0,671">
          <text:p/>
        </draw:polygon>
        <draw:polygon draw:style-name="gr8" draw:text-style-name="P8" draw:layer="layout" svg:width="3.297cm" svg:height="0.025cm" svg:x="11.12cm" svg:y="20.879cm" svg:viewBox="0 0 3298 26" draw:points="0,0 3298,0 3298,26 0,26">
          <text:p/>
        </draw:polygon>
        <draw:frame draw:style-name="gr13" draw:text-style-name="P11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0.879cm" svg:viewBox="0 0 9916 26" draw:points="0,0 9916,0 9916,26 0,26">
          <text:p/>
        </draw:polygon>
        <draw:polygon draw:style-name="gr7" draw:text-style-name="P7" draw:layer="layout" svg:width="3.297cm" svg:height="0.669cm" svg:x="11.12cm" svg:y="21.548cm" svg:viewBox="0 0 3298 670" draw:points="0,0 3298,0 3298,670 0,670">
          <text:p/>
        </draw:polygon>
        <draw:polygon draw:style-name="gr8" draw:text-style-name="P8" draw:layer="layout" svg:width="3.297cm" svg:height="0.024cm" svg:x="11.12cm" svg:y="22.193cm" svg:viewBox="0 0 3298 25" draw:points="0,0 3298,0 3298,25 0,25">
          <text:p/>
        </draw:polygon>
        <draw:frame draw:style-name="gr13" draw:text-style-name="P11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806cm" svg:y="22.193cm" svg:viewBox="0 0 9916 25" draw:points="0,0 9916,0 9916,25 0,25">
          <text:p/>
        </draw:polygon>
        <draw:polygon draw:style-name="gr7" draw:text-style-name="P7" draw:layer="layout" svg:width="6.866cm" svg:height="0.669cm" svg:x="4.105cm" svg:y="18.921cm" svg:viewBox="0 0 6867 670" draw:points="0,0 6867,0 6867,670 0,670">
          <text:p/>
        </draw:polygon>
        <draw:polygon draw:style-name="gr8" draw:text-style-name="P8" draw:layer="layout" svg:width="6.866cm" svg:height="0.025cm" svg:x="4.105cm" svg:y="19.565cm" svg:viewBox="0 0 6867 26" draw:points="0,0 0,26 6867,26 6545,0">
          <text:p/>
        </draw:polygon>
        <draw:polygon draw:style-name="gr7" draw:text-style-name="P7" draw:layer="layout" svg:width="0.322cm" svg:height="0.669cm" svg:x="10.649cm" svg:y="18.921cm" svg:viewBox="0 0 323 670" draw:points="0,0 0,645 323,670 323,0">
          <text:p/>
        </draw:polygon>
        <draw:frame draw:style-name="gr31" draw:text-style-name="P11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234cm" svg:viewBox="0 0 6867 671" draw:points="0,0 6867,0 6867,671 0,671">
          <text:p/>
        </draw:polygon>
        <draw:polygon draw:style-name="gr8" draw:text-style-name="P8" draw:layer="layout" svg:width="6.866cm" svg:height="0.025cm" svg:x="4.105cm" svg:y="20.879cm" svg:viewBox="0 0 6867 26" draw:points="0,0 0,26 6867,26 6545,0">
          <text:p/>
        </draw:polygon>
        <draw:polygon draw:style-name="gr7" draw:text-style-name="P7" draw:layer="layout" svg:width="0.322cm" svg:height="0.67cm" svg:x="10.649cm" svg:y="20.234cm" svg:viewBox="0 0 323 671" draw:points="0,0 0,646 323,671 323,0">
          <text:p/>
        </draw:polygon>
        <draw:polygon draw:style-name="gr7" draw:text-style-name="P7" draw:layer="layout" svg:width="6.866cm" svg:height="0.669cm" svg:x="4.105cm" svg:y="21.548cm" svg:viewBox="0 0 6867 670" draw:points="0,0 6867,0 6867,670 0,670">
          <text:p/>
        </draw:polygon>
        <draw:polygon draw:style-name="gr8" draw:text-style-name="P8" draw:layer="layout" svg:width="6.866cm" svg:height="0.024cm" svg:x="4.105cm" svg:y="22.193cm" svg:viewBox="0 0 6867 25" draw:points="0,0 0,25 6867,25 6545,0">
          <text:p/>
        </draw:polygon>
        <draw:polygon draw:style-name="gr7" draw:text-style-name="P7" draw:layer="layout" svg:width="0.322cm" svg:height="0.669cm" svg:x="10.649cm" svg:y="21.548cm" svg:viewBox="0 0 323 670" draw:points="0,0 0,646 323,670 323,0">
          <text:p/>
        </draw:polygon>
        <draw:frame draw:style-name="gr6" draw:text-style-name="P6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1" draw:text-style-name="P12" draw:layer="layout" svg:width="12.385cm" svg:height="0.352cm" svg:x="1.875cm" svg:y="8.978cm">
          <draw:text-box>
            <text:p text:style-name="P3"><text:span text:style-name="T8">Bazı örnekler yazın, sonra neyin değiştiğini yuvarlak içine alın ve kısaca açıklayı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22:34:47.183518619</dc:date>
    <meta:editing-duration>PT53M53S</meta:editing-duration>
    <meta:editing-cycles>8</meta:editing-cycles>
    <meta:generator>LibreOffice/5.1.6.2$Linux_X86_64 LibreOffice_project/10m0$Build-2</meta:generator>
    <meta:document-statistic meta:object-count="270"/>
  </office:meta>
</office:document-meta>
</file>